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927cm" svg:x="1.4cm" svg:y="4.04cm" presentation:class="subtitle" presentation:user-transformed="true">
          <draw:text-box>
            <text:p text:style-name="P1">#1</text:p>
            <text:p text:style-name="P1"/>
            <text:p text:style-name="P1">How comfortable are you with the notions of the ARG (ancestral recombination graph)</text:p>
            <text:p text:style-name="P1"/>
            <text:p text:style-name="P1">- Recombination changes the underlying coalescence throughout the sequence</text:p>
            <text:p text:style-name="P1"/>
            <text:p text:style-name="P1">- Your sample does not contain all the genetic information that is in the ARG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p>#2</text:p>
            <text:p/>
            <text:p>How comfortable are you with applying the psmc method to your own data ?</text:p>
            <text:p/>
            <text:p/>
            <text:p>(hint: What type of data can you use?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1">#3</text:p>
            <text:p text:style-name="P1"/>
            <text:p text:style-name="P1">How comfortable are you with explaining what is the SFS, and to compute the SFS for your data?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12.179cm" svg:x="1.4cm" svg:y="4.914cm" presentation:class="subtitle">
          <draw:text-box>
            <text:p text:style-name="P5">#4</text:p>
            <text:p text:style-name="P5"/>
            <text:p text:style-name="P5">How comfortable are you with applying a method based on the SFS to your data?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p/>
            <text:p/>
            <text:p>#5</text:p>
            <text:p/>
            <text:p>How to comfortable are you with principles of model inference?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09:48:35.930240737</meta:creation-date>
    <dc:date>2018-05-16T09:27:57.978612783</dc:date>
    <meta:editing-duration>PT17M9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